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T Sans" svg:font-family="'PT Sans', sans-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orphans="2" fo:widows="2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officeooo:paragraph-rsid="000fd777"/>
    </style:style>
    <style:style style:name="T1" style:family="text">
      <style:text-properties fo:font-variant="normal" fo:text-transform="none" style:font-name="Source Code Pro" fo:font-size="9.39999961853027pt" fo:letter-spacing="normal" fo:font-style="normal" fo:font-weight="bold" loext:padding="0cm" loext:border="none"/>
    </style:style>
    <style:style style:name="T2" style:family="text">
      <style:text-properties fo:font-variant="normal" fo:text-transform="none" style:font-name="Source Code Pro" fo:font-size="9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3" style:family="text">
      <style:text-properties fo:font-variant="normal" fo:text-transform="none" style:font-name="PT Sans" fo:font-size="9.39999961853027pt" fo:letter-spacing="normal" fo:font-style="normal" fo:font-weight="normal"/>
    </style:style>
    <style:style style:name="T4" style:family="text">
      <style:text-properties fo:font-variant="normal" fo:text-transform="none" style:font-name="PT Sans" fo:font-size="9.39999961853027pt" fo:letter-spacing="normal" fo:font-style="normal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"/></text:span></text:p>
      <text:p text:style-name="P3"><text:span text:style-name="Source_20_Text"><text:span text:style-name="T2">justify-content: </text:span></text:span></text:p>
      <text:p text:style-name="P3"><text:span text:style-name="Source_20_Text"><text:span text:style-name="T2">align-items</text:span></text:span><text:span text:style-name="Source_20_Text"><text:span text:style-name="T4">:</text:span></text:span></text:p>
      <text:p text:style-name="P3"><text:span text:style-name="Source_20_Text"><text:span text:style-name="T1">flex-direction</text:span></text:span><text:span text:style-name="Source_20_Text"><text:span text:style-name="T4">:</text:span></text:span></text:p>
      <text:p text:style-name="P2"><text:span text:style-name="Source_20_Text"><text:span text:style-name="T1"/></text:span></text:p>
      <text:p text:style-name="P2"><text:span text:style-name="Source_20_Text"><text:span text:style-name="T1">flex-start</text:span></text:span><text:span text:style-name="T3">: Os itens estão alinhados ao lado esquerdo do contêiner.</text:span></text:p>
      <text:p text:style-name="P1"><text:span text:style-name="Source_20_Text"><text:span text:style-name="T1">flex-end</text:span></text:span><text:span text:style-name="T3">: Os itens estão alinhados ao lado direito do contêiner.</text:span></text:p>
      <text:p text:style-name="P1"><text:span text:style-name="Source_20_Text"><text:span text:style-name="T1">center</text:span></text:span><text:span text:style-name="T3">: Os itens estão alinhados no centro do contêiner.</text:span></text:p>
      <text:p text:style-name="P1"><text:span text:style-name="Source_20_Text"><text:span text:style-name="T1">space-between</text:span></text:span><text:span text:style-name="T3">: Os itens são exibidos com espaçamento igual entre eles.</text:span></text:p>
      <text:p text:style-name="P1"><text:span text:style-name="Source_20_Text"><text:span text:style-name="T1">space-around</text:span></text:span><text:span text:style-name="T3">: Os itens são exibidos com espaçamento igual ao redor deles.</text:span></text:p>
      <text:p text:style-name="P1"><text:span text:style-name="T3"/></text:p>
      <text:p text:style-name="P1"><text:span text:style-name="Source_20_Text"><text:span text:style-name="T1">center</text:span></text:span><text:span text:style-name="T3">: Os itens são alinhados no centro vertical do contêiner.</text:span></text:p>
      <text:p text:style-name="P1"><text:span text:style-name="Source_20_Text"><text:span text:style-name="T1">baseline</text:span></text:span><text:span text:style-name="T3">: Os itens são exibidos na linha de base do contêiner.</text:span></text:p>
      <text:p text:style-name="P1"><text:span text:style-name="Source_20_Text"><text:span text:style-name="T1">stretch</text:span></text:span><text:span text:style-name="T3">: Os itens são esticados para caber no contêiner.</text:span></text:p>
      <text:p text:style-name="P1"><text:span text:style-name="T3"/></text:p>
      <text:p text:style-name="P1"><text:span text:style-name="Source_20_Text"><text:span text:style-name="T1">row</text:span></text:span><text:span text:style-name="T3">: Os itens são colocados da mesma forma que a direção do texto.</text:span></text:p>
      <text:p text:style-name="P1"><text:span text:style-name="Source_20_Text"><text:span text:style-name="T1">row-reverse</text:span></text:span><text:span text:style-name="T3">: Os itens são colocados opostos à direção do texto.</text:span></text:p>
      <text:p text:style-name="P1"><text:span text:style-name="Source_20_Text"><text:span text:style-name="T1">column</text:span></text:span><text:span text:style-name="T3">: Os itens são colocados de cima para baixo.</text:span></text:p>
      <text:p text:style-name="P1"><text:span text:style-name="Source_20_Text"><text:span text:style-name="T1">column-reverse</text:span></text:span><text:span text:style-name="T3">: Os itens são colocados de baixo para cima.</text:span></text:p>
      <text:p text:style-name="P1"><text:span text:style-name="T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T Sans" svg:font-family="'PT Sans', sans-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8:04:25.725645000</meta:creation-date>
    <dc:date>2019-10-16T19:43:57.572143964</dc:date>
    <meta:editing-duration>PT1H19M10S</meta:editing-duration>
    <meta:editing-cycles>1</meta:editing-cycles>
    <meta:document-statistic meta:table-count="0" meta:image-count="0" meta:object-count="0" meta:page-count="1" meta:paragraph-count="15" meta:word-count="124" meta:character-count="792" meta:non-whitespace-character-count="682"/>
    <meta:generator>LibreOffice/6.0.7.3$Linux_X86_64 LibreOffice_project/00m0$Build-3</meta:generator>
  </office:meta>
</office:document-meta>
</file>